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ranklin Gothic Book" svg:font-family="Franklin Gothic Book" style:font-family-generic="swiss" style:font-pitch="variable" svg:panose-1="2 11 5 3 2 1 2 2 2 4"/>
    <style:font-face style:name="Century Schoolbook" svg:font-family="Century Schoolbook" style:font-family-generic="roman" style:font-pitch="variable" svg:panose-1="2 4 6 4 5 5 5 2 3 4"/>
    <style:font-face style:name="Franklin Gothic Medium" svg:font-family="Franklin Gothic Medium" style:font-family-generic="swiss" style:font-pitch="variable" svg:panose-1="2 11 6 3 2 1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TML-forhåndsformatert" style:master-page-name="MP0" style:family="paragraph">
      <style:paragraph-properties fo:break-before="page"/>
      <style:text-properties fo:color="#000000"/>
    </style:style>
    <style:style style:name="P2" style:parent-style-name="HTML-forhåndsformatert" style:family="paragraph">
      <style:text-properties fo:color="#000000"/>
    </style:style>
    <style:style style:name="P3" style:parent-style-name="HTML-forhåndsformatert" style:family="paragraph">
      <style:text-properties fo:color="#000000"/>
    </style:style>
    <style:style style:name="P4" style:parent-style-name="HTML-forhåndsformatert" style:family="paragraph">
      <style:text-properties fo:color="#000000"/>
    </style:style>
    <style:style style:name="P5" style:parent-style-name="HTML-forhåndsformatert" style:family="paragraph">
      <style:text-properties fo:color="#000000"/>
    </style:style>
    <style:style style:name="P6" style:parent-style-name="HTML-forhåndsformatert" style:family="paragraph">
      <style:text-properties fo:color="#000000"/>
    </style:style>
    <style:style style:name="P7" style:parent-style-name="HTML-forhåndsformatert" style:family="paragraph">
      <style:text-properties fo:color="#000000"/>
    </style:style>
    <style:style style:name="P8" style:parent-style-name="HTML-forhåndsformatert" style:family="paragraph">
      <style:text-properties fo:color="#000000"/>
    </style:style>
    <style:style style:name="P9" style:parent-style-name="HTML-forhåndsformatert" style:family="paragraph">
      <style:text-properties fo:color="#000000"/>
    </style:style>
    <style:style style:name="P10" style:parent-style-name="HTML-forhåndsformatert" style:family="paragraph">
      <style:text-properties fo:color="#000000"/>
    </style:style>
    <style:style style:name="P11" style:parent-style-name="HTML-forhåndsformatert" style:family="paragraph">
      <style:text-properties fo:color="#000000"/>
    </style:style>
    <style:style style:name="P12" style:parent-style-name="HTML-forhåndsformatert" style:family="paragraph">
      <style:text-properties fo:color="#000000"/>
    </style:style>
    <style:style style:name="P13" style:parent-style-name="HTML-forhåndsformatert" style:family="paragraph">
      <style:text-properties fo:color="#000000"/>
    </style:style>
    <style:style style:name="P14" style:parent-style-name="HTML-forhåndsformatert" style:family="paragraph">
      <style:text-properties fo:color="#000000"/>
    </style:style>
    <style:style style:name="P15" style:parent-style-name="HTML-forhåndsformatert" style:family="paragraph">
      <style:text-properties fo:color="#000000"/>
    </style:style>
    <style:style style:name="P16" style:parent-style-name="HTML-forhåndsformatert" style:family="paragraph">
      <style:text-properties fo:color="#000000"/>
    </style:style>
    <style:style style:name="P17" style:parent-style-name="HTML-forhåndsformatert" style:family="paragraph">
      <style:text-properties fo:color="#000000"/>
    </style:style>
    <style:style style:name="P18" style:parent-style-name="HTML-forhåndsformatert" style:family="paragraph">
      <style:text-properties fo:color="#000000"/>
    </style:style>
    <style:style style:name="P19" style:parent-style-name="HTML-forhåndsformatert" style:family="paragraph">
      <style:text-properties fo:color="#000000"/>
    </style:style>
    <style:style style:name="P20" style:parent-style-name="HTML-forhåndsformatert" style:family="paragraph">
      <style:text-properties fo:color="#000000"/>
    </style:style>
    <style:style style:name="P21" style:parent-style-name="HTML-forhåndsformatert" style:family="paragraph">
      <style:text-properties fo:color="#000000"/>
    </style:style>
    <style:style style:name="P22" style:parent-style-name="HTML-forhåndsformatert" style:family="paragraph">
      <style:text-properties fo:color="#000000"/>
    </style:style>
    <style:style style:name="P23" style:parent-style-name="HTML-forhåndsformatert" style:family="paragraph">
      <style:text-properties fo:color="#000000"/>
    </style:style>
    <style:style style:name="P24" style:parent-style-name="HTML-forhåndsformatert" style:family="paragraph">
      <style:text-properties fo:color="#000000"/>
    </style:style>
    <style:style style:name="P25" style:parent-style-name="HTML-forhåndsformatert" style:family="paragraph">
      <style:text-properties fo:color="#000000"/>
    </style:style>
    <style:style style:name="P26" style:parent-style-name="HTML-forhåndsformatert" style:family="paragraph">
      <style:text-properties fo:color="#000000"/>
    </style:style>
    <style:style style:name="P27" style:parent-style-name="HTML-forhåndsformatert" style:family="paragraph">
      <style:text-properties fo:color="#000000"/>
    </style:style>
    <style:style style:name="P28" style:parent-style-name="HTML-forhåndsformatert" style:family="paragraph">
      <style:text-properties fo:color="#000000"/>
    </style:style>
    <style:style style:name="P29" style:parent-style-name="HTML-forhåndsformatert" style:family="paragraph">
      <style:text-properties fo:color="#000000"/>
    </style:style>
    <style:style style:name="P30" style:parent-style-name="HTML-forhåndsformatert" style:family="paragraph">
      <style:text-properties fo:color="#000000"/>
    </style:style>
    <style:style style:name="P31" style:parent-style-name="HTML-forhåndsformatert" style:family="paragraph">
      <style:text-properties fo:color="#000000"/>
    </style:style>
  </office:automatic-styles>
  <office:body>
    <office:text text:use-soft-page-breaks="true">
      <text:p text:style-name="P1">30 10</text:p>
      <text:p text:style-name="P2"><text:s/>6 89 1 58 4 97 2 44 8 77 3 <text:s/>5 0 <text:s/>9 5 58 9 96 7 84</text:p>
      <text:p text:style-name="P3"><text:s/>7 31 2 81 9 73 4 15 1 87 5 39 8 57 0 77 3 85 6 21</text:p>
      <text:p text:style-name="P4"><text:s/>2 48 5 71 0 40 3 70 1 49 6 22 4 10 8 34 7 80 9 82</text:p>
      <text:p text:style-name="P5"><text:s/>4 11 6 72 7 62 0 55 2 17 5 75 3 <text:s/>7 1 91 9 35 8 47</text:p>
      <text:p text:style-name="P6"><text:s/>0 64 6 71 4 12 1 90 2 94 3 75 9 20 8 15 5 50 7 67</text:p>
      <text:p text:style-name="P7"><text:s/>2 29 6 93 3 68 5 93 1 57 8 77 0 52 9 <text:s/>7 4 58 7 70</text:p>
      <text:p text:style-name="P8"><text:s/>4 26 3 27 1 63 5 <text:s/>6 6 87 7 56 8 48 9 36 0 95 2 82</text:p>
      <text:p text:style-name="P9"><text:s/>1 <text:s/>8 7 76 3 76 4 30 6 84 9 78 8 41 0 36 2 36 5 15</text:p>
      <text:p text:style-name="P10"><text:s/>3 13 8 29 0 75 2 81 1 78 5 88 4 54 9 40 7 13 6 82</text:p>
      <text:p text:style-name="P11"><text:s/>0 52 2 <text:s/>6 3 <text:s/>6 5 82 6 64 9 88 8 54 4 54 7 32 1 26</text:p>
      <text:p text:style-name="P12"><text:s/>8 62 1 35 4 72 7 69 0 62 5 32 9 <text:s/>5 3 61 2 67 6 93</text:p>
      <text:p text:style-name="P13"><text:s/>2 78 3 11 7 82 4 <text:s/>7 1 72 8 64 9 90 0 85 5 88 6 63</text:p>
      <text:p text:style-name="P14"><text:s/>7 50 4 28 3 35 1 66 2 27 8 49 9 11 6 88 5 31 0 44</text:p>
      <text:p text:style-name="P15"><text:s/>4 62 5 39 0 76 2 14 6 56 3 97 1 <text:s/>7 7 69 9 66 8 47</text:p>
      <text:p text:style-name="P16"><text:s/>6 47 2 41 0 64 7 58 9 57 8 93 3 69 5 53 1 18 4 79</text:p>
      <text:p text:style-name="P17"><text:s/>7 76 9 81 0 76 6 61 4 77 8 26 2 74 5 22 1 58 3 78</text:p>
      <text:p text:style-name="P18"><text:s/>6 30 8 72 3 43 0 65 1 16 4 92 5 95 9 29 2 99 7 64</text:p>
      <text:p text:style-name="P19"><text:s/>1 35 3 74 5 16 4 85 0 <text:s/>7 2 81 6 86 8 61 9 35 7 34</text:p>
      <text:p text:style-name="P20"><text:s/>1 97 7 43 4 72 6 88 5 17 0 43 8 94 3 64 9 22 2 42</text:p>
      <text:p text:style-name="P21"><text:s/>7 99 2 84 8 99 5 98 1 20 6 31 3 74 0 92 9 23 4 89</text:p>
      <text:p text:style-name="P22"><text:s/>8 32 0 <text:s/>6 4 55 5 19 9 81 1 81 7 40 6 <text:s/>9 3 37 2 40</text:p>
      <text:p text:style-name="P23"><text:s/>6 15 2 70 8 25 1 46 9 65 4 64 7 21 0 77 5 65 3 55</text:p>
      <text:p text:style-name="P24"><text:s/>8 31 7 84 5 37 3 24 2 85 4 89 9 29 1 44 0 40 6 83</text:p>
      <text:p text:style-name="P25"><text:s/>4 80 0 <text:s/>8 9 41 5 59 7 56 3 38 2 30 8 97 6 77 1 80</text:p>
      <text:p text:style-name="P26"><text:s/>9 59 0 91 3 50 8 80 1 17 6 40 2 71 5 56 4 88 7 <text:s/>7</text:p>
      <text:p text:style-name="P27"><text:s/>7 36 3 58 4 54 5 77 2 <text:s/>8 6 <text:s/>9 0 45 9 10 1 29 8 96</text:p>
      <text:p text:style-name="P28"><text:s/>0 28 3 92 2 73 7 27 8 86 5 87 9 96 1 98 6 99 4 70</text:p>
      <text:p text:style-name="P29"><text:s/>9 32 1 95 3 85 6 81 2 41 8 39 7 92 0 59 5 56 4 52</text:p>
      <text:p text:style-name="P30"><text:s/>4 93 2 12 5 22 6 27 8 45 7 69 3 60 1 <text:s/>7 0 88 9 49</text:p>
      <text:p text:style-name="P31"><text:s/>2 61 5 26 9 71 8 44 0 21 6 82 3 68 7 33 1 84 4 99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Franklin Gothic Book" svg:font-family="Franklin Gothic Book" style:font-family-generic="swiss" style:font-pitch="variable" svg:panose-1="2 11 5 3 2 1 2 2 2 4"/>
    <style:font-face style:name="Century Schoolbook" svg:font-family="Century Schoolbook" style:font-family-generic="roman" style:font-pitch="variable" svg:panose-1="2 4 6 4 5 5 5 2 3 4"/>
    <style:font-face style:name="Franklin Gothic Medium" svg:font-family="Franklin Gothic Medium" style:font-family-generic="swiss" style:font-pitch="variable" svg:panose-1="2 11 6 3 2 1 2 2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nb" style:country-asian="NO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text-align="justify" fo:margin-top="0.4166in" fo:margin-bottom="0.2083in" fo:line-height="100%"/>
      <style:text-properties style:font-name="Times New Roman" style:font-name-asian="Calibri Light" fo:font-weight="bold" style:font-weight-asian="bold" fo:color="#000000" fo:font-size="16pt" style:font-size-asian="16pt" style:font-size-complex="18pt" fo:background-color="#FFFFFF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0277in" fo:margin-bottom="0.1388in" fo:line-height="100%"/>
      <style:text-properties style:font-name="Franklin Gothic Book" style:font-name-asian="Calibri Light" style:font-name-complex="Times New Roman" fo:color="#222A3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0277in" fo:line-height="100%"/>
      <style:text-properties style:font-name="Calibri Light" style:font-name-asian="Calibri Light" style:font-name-complex="Times New Roman" fo:color="#2F5496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Calibri Light" style:font-name-complex="Times New Roman" fo:color="#2F5496" fo:font-size="12pt" style:font-size-asian="12pt" style:font-size-complex="12pt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Calibri Light" style:font-name-complex="Times New Roman" fo:text-transform="uppercase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Calibri Light" style:font-name-complex="Times New Roman" fo:font-style="italic" style:font-style-asian="italic" style:font-style-complex="italic" fo:text-transform="uppercase" fo:color="#1F3864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Calibri Light" style:font-name-complex="Times New Roman" fo:font-weight="bold" style:font-weight-asian="bold" style:font-weight-complex="bold" fo:color="#1F3864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Calibri Light" style:font-name-complex="Times New Roman" fo:font-weight="bold" style:font-weight-asian="bold" style:font-weight-complex="bold" fo:font-style="italic" style:font-style-asian="italic" style:font-style-complex="italic" fo:color="#1F3864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Calibri Light" style:font-name-complex="Times New Roman" fo:font-style="italic" style:font-style-asian="italic" style:font-style-complex="italic" fo:color="#1F3864" fo:hyphenate="false"/>
    </style:style>
    <style:style style:name="Normal" style:display-name="Normal" style:family="paragraph">
      <style:text-properties style:font-name="Century Schoolbook"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Times New Roman" style:font-name-asian="Calibri Light" style:font-name-complex="Times New Roman" fo:font-weight="bold" style:font-weight-asian="bold" fo:color="#000000" fo:font-size="16pt" style:font-size-asian="16pt" style:font-size-complex="18pt"/>
    </style:style>
    <style:style style:name="Overskrift2Tegn" style:display-name="Overskrift 2 Tegn" style:family="text" style:parent-style-name="Standardskriftforavsnitt">
      <style:text-properties style:font-name="Franklin Gothic Book" style:font-name-asian="Calibri Light" style:font-name-complex="Times New Roman" fo:color="#222A35" fo:font-size="16pt" style:font-size-asian="16pt" style:font-size-complex="16pt" fo:language="en" fo:country="GB"/>
    </style:style>
    <style:style style:name="Overskrift3Tegn" style:display-name="Overskrift 3 Tegn" style:family="text" style:parent-style-name="Standardskriftforavsnitt">
      <style:text-properties style:font-name="Calibri Light" style:font-name-asian="Calibri Light" style:font-name-complex="Times New Roman" fo:color="#2F5496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="Calibri Light" style:font-name-asian="Calibri Light" style:font-name-complex="Times New Roman" fo:color="#2F5496" fo:font-size="12pt" style:font-size-asian="12pt" style:font-size-complex="12pt"/>
    </style:style>
    <style:style style:name="Overskrift5Tegn" style:display-name="Overskrift 5 Tegn" style:family="text" style:parent-style-name="Standardskriftforavsnitt">
      <style:text-properties style:font-name="Calibri Light" style:font-name-asian="Calibri Light" style:font-name-complex="Times New Roman" fo:text-transform="uppercase" fo:color="#2F5496"/>
    </style:style>
    <style:style style:name="Overskrift6Tegn" style:display-name="Overskrift 6 Tegn" style:family="text" style:parent-style-name="Standardskriftforavsnitt">
      <style:text-properties style:font-name="Calibri Light" style:font-name-asian="Calibri Light" style:font-name-complex="Times New Roman" fo:font-style="italic" style:font-style-asian="italic" style:font-style-complex="italic" fo:text-transform="uppercase" fo:color="#1F3864"/>
    </style:style>
    <style:style style:name="Overskrift7Tegn" style:display-name="Overskrift 7 Tegn" style:family="text" style:parent-style-name="Standardskriftforavsnitt">
      <style:text-properties style:font-name="Calibri Light" style:font-name-asian="Calibri Light" style:font-name-complex="Times New Roman" fo:font-weight="bold" style:font-weight-asian="bold" style:font-weight-complex="bold" fo:color="#1F3864"/>
    </style:style>
    <style:style style:name="Overskrift8Tegn" style:display-name="Overskrift 8 Tegn" style:family="text" style:parent-style-name="Standardskriftforavsnitt">
      <style:text-properties style:font-name="Calibri Light" style:font-name-asian="Calibri Light" style:font-name-complex="Times New Roman" fo:font-weight="bold" style:font-weight-asian="bold" style:font-weight-complex="bold" fo:font-style="italic" style:font-style-asian="italic" style:font-style-complex="italic" fo:color="#1F3864"/>
    </style:style>
    <style:style style:name="Overskrift9Tegn" style:display-name="Overskrift 9 Tegn" style:family="text" style:parent-style-name="Standardskriftforavsnitt">
      <style:text-properties style:font-name="Calibri Light" style:font-name-asian="Calibri Light" style:font-name-complex="Times New Roman" fo:font-style="italic" style:font-style-asian="italic" style:font-style-complex="italic" fo:color="#1F3864"/>
    </style:style>
    <style:style style:name="Bildetekst" style:display-name="Bildetekst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44546A" fo:font-size="10pt" style:font-size-asian="10pt" fo:hyphenate="false"/>
    </style:style>
    <style:style style:name="Tittel" style:display-name="Tittel" style:family="paragraph" style:parent-style-name="Normal" style:next-style-name="Normal">
      <style:paragraph-properties fo:line-height="85%"/>
      <style:text-properties style:font-name="Franklin Gothic Medium" style:font-name-asian="Calibri Light" style:font-name-complex="Times New Roman" fo:text-transform="uppercase" fo:color="#44546A" fo:letter-spacing="-0.0104in" fo:font-size="36pt" style:font-size-asian="36pt" style:font-size-complex="36pt" fo:hyphenate="false"/>
    </style:style>
    <style:style style:name="TittelTegn" style:display-name="Tittel Tegn" style:family="text" style:parent-style-name="Standardskriftforavsnitt">
      <style:text-properties style:font-name="Franklin Gothic Medium" style:font-name-asian="Calibri Light" style:font-name-complex="Times New Roman" fo:text-transform="uppercase" fo:color="#44546A" fo:letter-spacing="-0.0104in" fo:font-size="36pt" style:font-size-asian="36pt" style:font-size-complex="36pt" fo:language="en" fo:country="GB"/>
    </style:style>
    <style:style style:name="Undertittel" style:display-name="Undertittel" style:family="paragraph" style:parent-style-name="Normal" style:next-style-name="Normal">
      <style:paragraph-properties fo:margin-bottom="0.1666in" fo:line-height="100%"/>
      <style:text-properties style:font-name="Calibri Light" style:font-name-asian="Calibri Light" style:font-name-complex="Times New Roman" fo:color="#4472C4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="Calibri Light" style:font-name-asian="Calibri Light" style:font-name-complex="Times New Roman" fo:color="#4472C4" fo:font-size="14pt" style:font-size-asian="14pt" style:font-size-complex="14pt"/>
    </style:style>
    <style:style style:name="Sterk" style:display-name="Sterk" style:family="text" style:parent-style-name="Standardskriftforavsnitt">
      <style:text-properties fo:font-weight="bold" style:font-weight-asian="bold" style:font-weight-complex="bold"/>
    </style:style>
    <style:style style:name="Utheving" style:display-name="Utheving" style:family="text" style:parent-style-name="Standardskriftforavsnitt">
      <style:text-properties fo:font-style="italic" style:font-style-asian="italic" style:font-style-complex="italic"/>
    </style:style>
    <style:style style:name="Ingenmellomrom" style:display-name="Ingen mellomrom" style:family="paragraph">
      <style:paragraph-properties fo:margin-bottom="0in" fo:line-height="100%"/>
      <style:text-properties fo:hyphenate="false"/>
    </style:style>
    <style:style style:name="IngenmellomromTegn" style:display-name="Ingen mellomrom Tegn" style:family="text" style:parent-style-name="Standardskriftforavsnitt"/>
    <style:style style:name="Listeavsnitt" style:display-name="Listeavsnit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tat" style:display-name="Sitat" style:family="paragraph" style:parent-style-name="Normal" style:next-style-name="Normal">
      <style:paragraph-properties fo:margin-left="0.5in">
        <style:tab-stops/>
      </style:paragraph-properties>
      <style:text-properties style:font-name="Calibri" fo:color="#44546A" fo:font-size="12pt" style:font-size-asian="12pt" style:font-size-complex="12pt" fo:hyphenate="false"/>
    </style:style>
    <style:style style:name="SitatTegn" style:display-name="Sitat Tegn" style:family="text" style:parent-style-name="Standardskriftforavsnitt">
      <style:text-properties fo:color="#44546A" fo:font-size="12pt" style:font-size-asian="12pt" style:font-size-complex="12pt"/>
    </style:style>
    <style:style style:name="Sterktsitat" style:display-name="Sterkt sitat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Calibri Light" style:font-name-asian="Calibri Light" style:font-name-complex="Times New Roman" fo:color="#44546A" fo:letter-spacing="-0.0041in" fo:font-size="16pt" style:font-size-asian="16pt" style:font-size-complex="16pt" fo:hyphenate="false"/>
    </style:style>
    <style:style style:name="SterktsitatTegn" style:display-name="Sterkt sitat Tegn" style:family="text" style:parent-style-name="Standardskriftforavsnitt">
      <style:text-properties style:font-name="Calibri Light" style:font-name-asian="Calibri Light" style:font-name-complex="Times New Roman" fo:color="#44546A" fo:letter-spacing="-0.0041in" fo:font-size="16pt" style:font-size-asian="16pt" style:font-size-complex="16pt"/>
    </style:style>
    <style:style style:name="Svakutheving" style:display-name="Svak utheving" style:family="text" style:parent-style-name="Standardskriftforavsnitt">
      <style:text-properties fo:font-style="italic" style:font-style-asian="italic" style:font-style-complex="italic" fo:color="#595959"/>
    </style:style>
    <style:style style:name="Sterkutheving" style:display-name="Sterk utheving" style:family="text" style:parent-style-name="Standardskriftforavsnitt">
      <style:text-properties fo:font-weight="bold" style:font-weight-asian="bold" style:font-weight-complex="bold" fo:font-style="italic" style:font-style-asian="italic" style:font-style-complex="italic"/>
    </style:style>
    <style:style style:name="Svakreferanse" style:display-name="Svak referanse" style:family="text" style:parent-style-name="Standardskriftforavsnitt">
      <style:text-properties fo:font-variant="small-caps" fo:color="#595959" style:text-underline-type="none" style:text-underline-color="#7F7F7F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44546A" style:text-underline-type="single" style:text-underline-style="solid" style:text-underline-width="auto" style:text-underline-mode="continuous"/>
    </style:style>
    <style:style style:name="Boktittel" style:display-name="Boktittel" style:family="text" style:parent-style-name="Standardskriftforavsnitt">
      <style:text-properties fo:font-weight="bold" style:font-weight-asian="bold" style:font-weight-complex="bold" fo:font-variant="small-caps" fo:letter-spacing="0.0069in"/>
    </style:style>
    <style:style style:name="Overskriftforinnholdsfortegnelse" style:display-name="Overskrift for innholdsfortegnelse" style:family="paragraph" style:parent-style-name="Overskrift1" style:next-style-name="Normal">
      <style:text-properties fo:hyphenate="false"/>
    </style:style>
    <style:style style:name="HTML-forhåndsformatert" style:display-name="HTML-forhåndsformatert" style:family="paragraph" style:parent-style-name="Normal">
      <style:paragraph-properties fo:margin-top="0in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-forhåndsformatertTegn" style:display-name="HTML-forhåndsformatert Tegn" style:family="text" style:parent-style-name="Standardskriftforavsnitt">
      <style:text-properties style:font-name="Courier New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ivind Morch</meta:initial-creator>
    <dc:creator>Eivind Morch</dc:creator>
    <meta:creation-date>2017-04-21T18:59:00Z</meta:creation-date>
    <dc:date>2017-04-21T18:59:00Z</dc:date>
    <meta:template xlink:href="Normal.dotm" xlink:type="simple"/>
    <meta:editing-cycles>2</meta:editing-cycles>
    <meta:editing-duration>PT0S</meta:editing-duration>
    <meta:document-statistic meta:page-count="1" meta:paragraph-count="3" meta:word-count="243" meta:character-count="1534" meta:row-count="10" meta:non-whitespace-character-count="1294"/>
  </office:meta>
</office:document-meta>
</file>